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style:style style:name="P58" style:parent-style-name="Textbody" style:family="paragraph"/>
    <style:style style:name="P59" style:parent-style-name="Textbody" style:family="paragraph"/>
    <style:style style:name="P60" style:parent-style-name="Textbody" style:family="paragraph"/>
    <style:style style:name="P61" style:parent-style-name="Textbody" style:family="paragraph"/>
    <style:style style:name="P62" style:parent-style-name="Textbody" style:family="paragraph"/>
    <style:style style:name="P63" style:parent-style-name="Textbody" style:family="paragraph"/>
    <style:style style:name="P64" style:parent-style-name="Textbody" style:family="paragraph"/>
    <style:style style:name="P65" style:parent-style-name="Textbody" style:family="paragraph"/>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Textbody" style:family="paragraph"/>
    <style:style style:name="P74" style:parent-style-name="Textbody" style:family="paragraph"/>
    <style:style style:name="P75" style:parent-style-name="Textbody" style:family="paragraph"/>
    <style:style style:name="P76" style:parent-style-name="Textbody" style:family="paragraph"/>
    <style:style style:name="P77" style:parent-style-name="Textbody" style:family="paragraph"/>
    <style:style style:name="P78" style:parent-style-name="Textbody" style:family="paragraph"/>
    <style:style style:name="P79" style:parent-style-name="Textbody" style:family="paragraph"/>
    <style:style style:name="P80" style:parent-style-name="Textbody" style:family="paragraph"/>
    <style:style style:name="P81" style:parent-style-name="Textbody" style:family="paragraph"/>
    <style:style style:name="P82" style:parent-style-name="Textbody" style:family="paragraph"/>
    <style:style style:name="P83" style:parent-style-name="Textbody" style:family="paragraph">
      <style:paragraph-properties fo:margin-left="0.25in">
        <style:tab-stops/>
      </style:paragraph-properties>
    </style:style>
    <style:style style:name="P84" style:parent-style-name="Textbody" style:family="paragraph"/>
    <style:style style:name="P85" style:parent-style-name="Textbody" style:family="paragraph"/>
    <style:style style:name="P86" style:parent-style-name="Textbody" style:family="paragraph"/>
    <style:style style:name="P87" style:parent-style-name="Textbody" style:family="paragraph"/>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P105" style:parent-style-name="Textbody" style:family="paragraph"/>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office:automatic-styles>
  <office:body>
    <office:text text:use-soft-page-breaks="true">
      <text:p text:style-name="P1">JEU DE RÔLE : Les Légendes Arthuriennes</text:p>
      <text:p text:style-name="Standard"/>
      <text:h text:style-name="Titre1" text:outline-level="1">Gestion des Joueurs, objets et aptitudes</text:h>
      <text:h text:style-name="Titre2" text:outline-level="2">Fiche Joueur :</text:h>
      <text:list text:style-name="LFO1" text:continue-numbering="true">
        <text:list-item>
          <text:p text:style-name="P2">Nom</text:p>
        </text:list-item>
        <text:list-item>
          <text:p text:style-name="P3">Classe (Nom + lvl, de base = 0)</text:p>
        </text:list-item>
        <text:list-item>
          <text:p text:style-name="P4">Stats</text:p>
          <text:list text:continue-numbering="true">
            <text:list-item>
              <text:p text:style-name="P5">hp</text:p>
            </text:list-item>
            <text:list-item>
              <text:p text:style-name="P6">mp</text:p>
            </text:list-item>
            <text:list-item>
              <text:p text:style-name="P7">luck</text:p>
            </text:list-item>
            <text:list-item>
              <text:p text:style-name="P8">force</text:p>
            </text:list-item>
            <text:list-item>
              <text:p text:style-name="P9">agilité</text:p>
            </text:list-item>
            <text:list-item>
              <text:p text:style-name="P10">intelligence</text:p>
            </text:list-item>
            <text:list-item>
              <text:p text:style-name="P11">charisme</text:p>
            </text:list-item>
            <text:list-item>
              <text:p text:style-name="P12">courage</text:p>
            </text:list-item>
          </text:list>
        </text:list-item>
        <text:list-item>
          <text:p text:style-name="P13">Armes</text:p>
          <text:list text:continue-numbering="true">
            <text:list-item>
              <text:p text:style-name="P14">1</text:p>
            </text:list-item>
            <text:list-item>
              <text:p text:style-name="P15">2</text:p>
            </text:list-item>
          </text:list>
        </text:list-item>
        <text:list-item>
          <text:p text:style-name="P16">Armure</text:p>
          <text:list text:continue-numbering="true">
            <text:list-item>
              <text:p text:style-name="P17">tête</text:p>
            </text:list-item>
            <text:list-item>
              <text:p text:style-name="P18">plastron</text:p>
            </text:list-item>
            <text:list-item>
              <text:p text:style-name="P19">jambière</text:p>
            </text:list-item>
            <text:list-item>
              <text:p text:style-name="P20">bottines</text:p>
            </text:list-item>
          </text:list>
        </text:list-item>
        <text:list-item>
          <text:p text:style-name="P21">Aptitudes</text:p>
          <text:list text:continue-numbering="true">
            <text:list-item>
              <text:p text:style-name="P22">1</text:p>
            </text:list-item>
            <text:list-item>
              <text:p text:style-name="P23">2</text:p>
            </text:list-item>
            <text:list-item>
              <text:p text:style-name="P24">ultime</text:p>
            </text:list-item>
          </text:list>
        </text:list-item>
      </text:list>
      <text:h text:style-name="Titre2" text:outline-level="2">Fiche Objet :</text:h>
      <text:list text:style-name="LFO2" text:continue-numbering="true">
        <text:list-item>
          <text:p text:style-name="P25">Nom</text:p>
        </text:list-item>
        <text:list-item>
          <text:p text:style-name="P26">Rareté (commun, peu commun, rare, épique, légendaire, démentielle)</text:p>
        </text:list-item>
        <text:list-item>
          <text:p text:style-name="P27">Catégorie (Arme, Armure, Nourriture, Artefacts, Quêtes, Ingrédients, ...)</text:p>
        </text:list-item>
        <text:list-item>
          <text:p text:style-name="P28">Prérequis<text:s/>(lvl, stats …)</text:p>
        </text:list-item>
        <text:list-item>
          <text:p text:style-name="P29">PowerUp (stats+ …)</text:p>
        </text:list-item>
      </text:list>
      <text:p text:style-name="Textbody"/>
      <text:p text:style-name="Textbody"/>
      <text:h text:style-name="Titre2" text:outline-level="2">Fiche Aptitude :</text:h>
      <text:list text:style-name="LFO3" text:continue-numbering="true">
        <text:list-item>
          <text:p text:style-name="P30">Nom</text:p>
        </text:list-item>
        <text:list-item>
          <text:p text:style-name="P31">Stats (mana …)</text:p>
        </text:list-item>
        <text:list-item>
          <text:p text:style-name="P32">Capacité (description…)</text:p>
        </text:list-item>
        <text:list-item>
          <text:p text:style-name="P33">Prérequis (lvl, hp ...)</text:p>
        </text:list-item>
        <text:list-item>
          <text:p text:style-name="P34">Délai</text:p>
        </text:list-item>
      </text:list>
      <text:p text:style-name="Textbody"/>
      <text:h text:style-name="Titre2" text:outline-level="2">Exemple de Perso :</text:h>
      <text:p text:style-name="Textbody"/>
      <text:h text:style-name="Titre3" text:outline-level="3">Fiche Joueur :</text:h>
      <text:list text:style-name="LFO1" text:continue-numbering="true">
        <text:list-item>
          <text:p text:style-name="P35">Standford Le Beau</text:p>
        </text:list-item>
        <text:list-item>
          <text:p text:style-name="P36">Archmage Lvl : 5</text:p>
        </text:list-item>
        <text:list-item>
          <text:p text:style-name="P37">Stats (/100)</text:p>
          <text:list text:continue-numbering="true">
            <text:list-item>
              <text:p text:style-name="P38">20</text:p>
            </text:list-item>
            <text:list-item>
              <text:p text:style-name="P39">40</text:p>
            </text:list-item>
            <text:list-item>
              <text:p text:style-name="P40">0</text:p>
            </text:list-item>
            <text:list-item>
              <text:p text:style-name="P41">10</text:p>
            </text:list-item>
            <text:list-item>
              <text:p text:style-name="P42">30</text:p>
            </text:list-item>
            <text:list-item>
              <text:p text:style-name="P43">90</text:p>
            </text:list-item>
            <text:list-item>
              <text:p text:style-name="P44">80</text:p>
            </text:list-item>
            <text:list-item>
              <text:p text:style-name="P45">12</text:p>
            </text:list-item>
          </text:list>
        </text:list-item>
        <text:list-item>
          <text:p text:style-name="P46">Armes</text:p>
          <text:list text:continue-numbering="true">
            <text:list-item>
              <text:p text:style-name="P47">voir fiche arme 1</text:p>
            </text:list-item>
            <text:list-item>
              <text:p text:style-name="P48">voir fiche arme 2</text:p>
            </text:list-item>
          </text:list>
        </text:list-item>
        <text:list-item>
          <text:p text:style-name="P49">Armure</text:p>
          <text:list text:continue-numbering="true">
            <text:list-item>
              <text:p text:style-name="P50">aucun</text:p>
            </text:list-item>
            <text:list-item>
              <text:p text:style-name="P51">voir fiche<text:s/>Armure 1</text:p>
            </text:list-item>
            <text:list-item>
              <text:p text:style-name="P52">aucun</text:p>
            </text:list-item>
            <text:list-item>
              <text:p text:style-name="P53">aucun</text:p>
            </text:list-item>
          </text:list>
        </text:list-item>
        <text:list-item>
          <text:p text:style-name="P54">Aptitudes</text:p>
          <text:list text:continue-numbering="true">
            <text:list-item>
              <text:p text:style-name="P55">voir fiche Aptitude 1</text:p>
            </text:list-item>
            <text:list-item>
              <text:p text:style-name="P56">aucun</text:p>
            </text:list-item>
            <text:list-item>
              <text:p text:style-name="P57">voir fiche Aptitude 2</text:p>
            </text:list-item>
          </text:list>
        </text:list-item>
      </text:list>
      <text:p text:style-name="Textbody"/>
      <text:h text:style-name="Titre3" text:outline-level="3">Fiche Arme 1:</text:h>
      <text:list text:style-name="LFO4" text:continue-numbering="true">
        <text:list-item>
          <text:p text:style-name="P58">La baguette de PAIN !</text:p>
        </text:list-item>
        <text:list-item>
          <text:p text:style-name="P59">Rare</text:p>
        </text:list-item>
        <text:list-item>
          <text:p text:style-name="P60">arme</text:p>
        </text:list-item>
        <text:list-item>
          <text:p text:style-name="P61">Mage lvl 3</text:p>
        </text:list-item>
        <text:list-item>
          <text:p text:style-name="P62">+20 mana, +2 Force, +1 Charisme</text:p>
        </text:list-item>
      </text:list>
      <text:h text:style-name="Titre3" text:outline-level="3">Fiche Arme 2:</text:h>
      <text:list text:style-name="LFO4" text:continue-numbering="true">
        <text:list-item>
          <text:p text:style-name="P63">Bague de l’ancien</text:p>
        </text:list-item>
        <text:list-item>
          <text:p text:style-name="P64">peu commun</text:p>
        </text:list-item>
        <text:list-item>
          <text:p text:style-name="P65">arme</text:p>
        </text:list-item>
        <text:list-item>
          <text:p text:style-name="P66">aucun</text:p>
        </text:list-item>
        <text:list-item>
          <text:p text:style-name="P67">+4 hp, -1 agilité</text:p>
        </text:list-item>
      </text:list>
      <text:h text:style-name="Titre3" text:outline-level="3">Fiche<text:s/>Armure 1 :</text:h>
      <text:list text:style-name="LFO4" text:continue-numbering="true">
        <text:list-item>
          <text:p text:style-name="P68">Plastrong</text:p>
        </text:list-item>
        <text:list-item>
          <text:p text:style-name="P69">légendaire</text:p>
        </text:list-item>
        <text:list-item>
          <text:p text:style-name="P70">Armure(Plastron)</text:p>
        </text:list-item>
        <text:list-item>
          <text:p text:style-name="P71">niv 5</text:p>
        </text:list-item>
        <text:list-item>
          <text:p text:style-name="P72">+10 force</text:p>
        </text:list-item>
      </text:list>
      <text:h text:style-name="Titre3" text:outline-level="3">Fiche Aptitude 1 :</text:h>
      <text:list text:style-name="LFO5" text:continue-numbering="true">
        <text:list-item>
          <text:p text:style-name="P73">Blaze</text:p>
        </text:list-item>
        <text:list-item>
          <text:p text:style-name="P74">+ 15 force, +4 Hp (pendant 2 tours)</text:p>
        </text:list-item>
        <text:list-item>
          <text:p text:style-name="P75">Absorbe le pouvoir du démon de flamme et devient son hôte pendant 2 tours</text:p>
        </text:list-item>
        <text:list-item>
          <text:p text:style-name="P76">10 mana (consommés)</text:p>
        </text:list-item>
        <text:list-item>
          <text:p text:style-name="P77">4 tours</text:p>
        </text:list-item>
      </text:list>
      <text:soft-page-break/>
      <text:h text:style-name="Titre3" text:outline-level="3">Fiche Aptitude 2 :</text:h>
      <text:list text:style-name="LFO5" text:continue-numbering="true">
        <text:list-item>
          <text:p text:style-name="P78">Cri du dragon de lave</text:p>
        </text:list-item>
        <text:list-item>
          <text:p text:style-name="P79">+50 force pendant 1 tour</text:p>
        </text:list-item>
        <text:list-item>
          <text:p text:style-name="P80">Votre attaque devient l’attaque du dragon de lave.</text:p>
        </text:list-item>
        <text:list-item>
          <text:p text:style-name="P81">Attaque + 50 mana(consommés) + d20 critique</text:p>
        </text:list-item>
        <text:list-item>
          <text:p text:style-name="P82">10 tours</text:p>
        </text:list-item>
      </text:list>
      <text:p text:style-name="P83"/>
      <text:h text:style-name="Titre1" text:outline-level="1">Gestion du fonctionnement global</text:h>
      <text:h text:style-name="Titre2" text:outline-level="2">Système de combat</text:h>
      <text:list text:style-name="LFO6" text:continue-numbering="true">
        <text:list-item>
          <text:p text:style-name="P84">Les combats se font en tour par tour, une action par tour<text:s/>(atq, aptitude, consommable...)</text:p>
        </text:list-item>
        <text:list-item>
          <text:p text:style-name="P85">l’ordre d’attaques est défini en fonction de l’agilité des personnages (ordre décroissant)</text:p>
        </text:list-item>
        <text:list-item>
          <text:p text:style-name="P86">L’attaque infligée est définie par l’équation suivante : atq = joueur.force + joueur.equipement.force + joueur.buff – ennemi.equipement.protection – ennemi.buff</text:p>
        </text:list-item>
        <text:list-item>
          <text:p text:style-name="P87">Des dommages Critiques peuvent être infligés avec un lancer de d20, tout score en dessous de 5 résultera à un échec d’attaque (plus ou moins grave) , tout score au-dessus de 15 résultera à des dommages bonus (plus ou moins important). Entre 5 et 15 le jeté ne comptera pas.</text:p>
        </text:list-item>
        <text:list-item>
          <text:p text:style-name="P88">Les dégâts reçus sont définis par : degR = joueur.equipement.protection + joueur.buff – totalAtq(ennemi)</text:p>
        </text:list-item>
        <text:list-item>
          <text:p text:style-name="P89">Les mp utilisés durant le combat sont réattribués après le combat.</text:p>
        </text:list-item>
        <text:list-item>
          <text:p text:style-name="P90">La fin du combat est marquée par la mort de tous les ennemis, la mort de tous les alliés, la fuites de tous les ennemis, la fuite de tous les alliés ou un événement aléatoire quelconque (sol qui se brise…)</text:p>
        </text:list-item>
        <text:list-item>
          <text:p text:style-name="P91">Les loots sont distribués de deux façons :</text:p>
          <text:list text:continue-numbering="true">
            <text:list-item>
              <text:p text:style-name="P92">Soit un meneur a été désigné et donc il partage le butin</text:p>
            </text:list-item>
            <text:list-item>
              <text:p text:style-name="P93">Soit aucun meneur n’a été désigné et le butin est partagé aléatoirement</text:p>
            </text:list-item>
          </text:list>
        </text:list-item>
      </text:list>
      <text:h text:style-name="Titre2" text:outline-level="2">Système d’exploration</text:h>
      <text:list text:style-name="LFO7" text:continue-numbering="true">
        <text:list-item>
          <text:p text:style-name="P94">Des événements aléatoires peuvent se déclencher (au bon vouloir du MJ), la dangerosité des événements est déterminée par un jeté de d100. Plus le lancé est grand, plus l’événement est dangereux.</text:p>
        </text:list-item>
        <text:list-item>
          <text:p text:style-name="P95">Les phases d’explorations se font en tour par tour, l’ordre de passage est défini par l’agilité des personnages (ordre décroissant).</text:p>
        </text:list-item>
        <text:list-item>
          <text:p text:style-name="P96">Une action peut nécessiter un jet de dé si le MJ le souhaite, par défaut l’action est effectuée sans jeté de Dé</text:p>
        </text:list-item>
      </text:list>
      <text:soft-page-break/>
      <text:h text:style-name="Titre2" text:outline-level="2">Système général</text:h>
      <text:list text:style-name="LFO8" text:continue-numbering="true">
        <text:list-item>
          <text:p text:style-name="P97">La luck d’un personnage influence le résultat d’un jeté de Dé (Ex : luck = -5 , d20-&gt;15 , résultat = 10)</text:p>
        </text:list-item>
        <text:list-item>
          <text:p text:style-name="P98">Le FriendlyFire est actif</text:p>
        </text:list-item>
        <text:list-item>
          <text:p text:style-name="P99">Le MJ se réserve le droit de modifier les statistiques des Joueurs si la situation le demande (mauvais équilibre des forces…)</text:p>
        </text:list-item>
        <text:list-item>
          <text:p text:style-name="P100">Les HP ne se régénèrent pas naturellement, des potions ou des aptitudes seront nécessaires.</text:p>
        </text:list-item>
        <text:list-item>
          <text:p text:style-name="P101">Les stats maximums sont :</text:p>
          <text:list text:continue-numbering="true">
            <text:list-item>
              <text:p text:style-name="P102">HP : en fonction de la classe et du niveau</text:p>
            </text:list-item>
            <text:list-item>
              <text:p text:style-name="P103">MP : le double des HP</text:p>
            </text:list-item>
            <text:list-item>
              <text:p text:style-name="P104">Luck : 10/-10</text:p>
            </text:list-item>
            <text:list-item>
              <text:p text:style-name="P105">Force, Agilité, Courage, Charisme, Intelligence : 100</text:p>
            </text:list-item>
          </text:list>
        </text:list-item>
        <text:list-item>
          <text:p text:style-name="P106">Le système économique est :</text:p>
          <text:list text:continue-numbering="true">
            <text:list-item>
              <text:p text:style-name="P107">Pièce en cuivre</text:p>
            </text:list-item>
            <text:list-item>
              <text:p text:style-name="P108">Pièce en Argent = 100 pièces en cuivre</text:p>
            </text:list-item>
            <text:list-item>
              <text:p text:style-name="P109">Pièce en Or = 100 pièces en argent</text:p>
            </text:list-item>
            <text:list-item>
              <text:p text:style-name="P110">Pièces royales = 100 pièces en Or (très rare)</text:p>
            </text:list-item>
          </text:list>
        </text:list-item>
        <text:list-item>
          <text:p text:style-name="P111">Le scénario sera écrit au fur et à mesure sur un Google Doc accessible par tout le monde. Chaque action sera marqué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hias Hartmann</meta:initial-creator>
    <dc:creator>HARTMANN MATTHIAS</dc:creator>
    <meta:creation-date>2021-01-28T13:34:00Z</meta:creation-date>
    <dc:date>2021-01-30T15:21:00Z</dc:date>
    <meta:template xlink:href="Normal.dotm" xlink:type="simple"/>
    <meta:editing-cycles>44</meta:editing-cycles>
    <meta:editing-duration>PT6600S</meta:editing-duration>
    <meta:document-statistic meta:page-count="5" meta:paragraph-count="7" meta:word-count="594" meta:character-count="3858" meta:row-count="27" meta:non-whitespace-character-count="3271"/>
  </office:meta>
</office:document-meta>
</file>